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Directory( File directory , Directo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ectory.getChild(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rectory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fil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add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director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Directory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fil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getPath( String th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ectory.addDirectory( Directory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ector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ectory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